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position="0% 100%" fo:font-weight="bold" style:font-weight-asian="bold" style:font-weight-complex="bold"/>
    </style:style>
    <style:style style:name="P3" style:family="paragraph" style:parent-style-name="Standard">
      <style:text-properties style:text-position="0% 100%"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36de6" officeooo:paragraph-rsid="00136de6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style:text-position="super 58%" fo:font-weight="normal" style:font-weight-asian="normal" style:font-weight-complex="normal"/>
    </style:style>
    <style:style style:name="P9" style:family="paragraph" style:parent-style-name="Standard">
      <style:text-properties style:text-position="sub 58%" fo:font-weight="normal" style:font-weight-asian="normal" style:font-weight-complex="normal"/>
    </style:style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 style:list-style-name="L2"/>
    <style:style style:name="P12" style:family="paragraph" style:parent-style-name="Standard" style:list-style-name="L2">
      <style:text-properties style:text-position="0% 100%" fo:font-weight="normal" style:font-weight-asian="normal" style:font-weight-complex="normal"/>
    </style:style>
    <style:style style:name="P13" style:family="paragraph" style:parent-style-name="Standard" style:list-style-name="L4">
      <style:text-properties style:text-position="0% 100%" fo:font-weight="normal" style:font-weight-asian="normal" style:font-weight-complex="normal"/>
    </style:style>
    <style:style style:name="P14" style:family="paragraph" style:parent-style-name="Standard" style:list-style-name="L5">
      <style:text-properties style:text-position="0% 100%" fo:font-weight="normal" style:font-weight-asian="normal" style:font-weight-complex="normal"/>
    </style:style>
    <style:style style:name="P15" style:family="paragraph" style:parent-style-name="Standard" style:list-style-name="L6">
      <style:text-properties style:text-position="0% 100%" fo:font-weight="normal" style:font-weight-asian="normal" style:font-weight-complex="normal"/>
    </style:style>
    <style:style style:name="P16" style:family="paragraph" style:parent-style-name="Standard" style:list-style-name="L7">
      <style:text-properties style:text-position="0% 100%" fo:font-weight="normal" officeooo:rsid="00136de6" officeooo:paragraph-rsid="00136de6" style:font-weight-asian="normal" style:font-weight-complex="normal"/>
    </style:style>
    <style:style style:name="P17" style:family="paragraph" style:parent-style-name="Standard" style:list-style-name="L3">
      <style:text-properties style:text-position="0% 100%"/>
    </style:style>
    <style:style style:name="P18" style:family="paragraph" style:parent-style-name="Standard" style:list-style-name="L3"/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7d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ipartite graphs</text:p>
      <text:list xml:id="list8781667681" text:style-name="L1">
        <text:list-item>
          <text:p text:style-name="P10">Is a graph whose vertices can be partitioned into two disjoint sets whose vertices are not adjacent to each other</text:p>
        </text:list-item>
        <text:list-item>
          <text:p text:style-name="P10">A subgraph of a bipartite graph is bipartite.</text:p>
        </text:list-item>
        <text:list-item>
          <text:p text:style-name="P10"><text:span text:style-name="T7">A </text:span>graph is bipartite (2 colourable) if and only if all its cycles are of even length.</text:p>
        </text:list-item>
      </text:list>
      <text:p text:style-name="P6"/>
      <text:p text:style-name="P6">Complete Bipartite graph</text:p>
      <text:list xml:id="list1981301411" text:style-name="L2">
        <text:list-item>
          <text:p text:style-name="P11">A graph is a special bipartite graph whose vertices can be divided into 2 sets and that there is an edge from each vertex in one set to all other vertices in the other set. Such a graph is represented by K<text:span text:style-name="T1">m, n</text:span><text:span text:style-name="T3"> where m and n represent the number of vertices in the 2 set. Consequently it has m+n vertices and mn edges</text:span></text:p>
          <text:p text:style-name="P11">Example – K<text:span text:style-name="T1">3, 3</text:span><text:span text:style-name="T3">, Kuratowaski's second non-planar graph</text:span></text:p>
        </text:list-item>
        <text:list-item>
          <text:p text:style-name="P12"><text:span text:style-name="T3">A complete bipartite graph, K</text:span><text:span text:style-name="T1">m,n</text:span><text:span text:style-name="T3">, <text:s/>is hamiltonian if m = n</text:span></text:p>
        </text:list-item>
      </text:list>
      <text:p text:style-name="P1"/>
      <text:p text:style-name="P2">Number of cycles of length 4 that are present in the complete bipartite graph, K<text:span text:style-name="T1">m, n</text:span></text:p>
      <text:list xml:id="list1774434173" text:style-name="L3">
        <text:list-item>
          <text:p text:style-name="P17">A cycle of length 4 requires 4 vertices.</text:p>
        </text:list-item>
        <text:list-item>
          <text:p text:style-name="P17">Further these cycles can be seen as an arrangement of these four vertices whose order does not matter. You have one cycle given 4 vertices.</text:p>
        </text:list-item>
        <text:list-item>
          <text:p text:style-name="P18"><text:span text:style-name="T3">Cycles of length 4 in K</text:span><text:span text:style-name="T1">m,n</text:span><text:span text:style-name="T3"> have 2 vertices each in two disjoint sets.</text:span></text:p>
        </text:list-item>
        <text:list-item>
          <text:p text:style-name="P18"><text:span text:style-name="T3">Thus the number of cycles of length 4 = Number of ways of choosing 4 vertices, 2 from each set of K</text:span><text:span text:style-name="T1">m,n</text:span><text:span text:style-name="T3"> = </text:span><text:span text:style-name="T5">m</text:span><text:span text:style-name="T3">C</text:span><text:span text:style-name="T1">2 </text:span><text:span text:style-name="T3">* <text:s/></text:span><text:span text:style-name="T5">n</text:span><text:span text:style-name="T3">C</text:span><text:span text:style-name="T1">2</text:span></text:p>
        </text:list-item>
        <text:list-item>
          <text:p text:style-name="P17">Note that the each of the count that represents a valid cycle in K<text:span text:style-name="T1">m,n </text:span>also represents invalid ones(the one which have edges between the vertices of the same disjoint set).</text:p>
        </text:list-item>
      </text:list>
      <text:p text:style-name="P1"/>
      <text:p text:style-name="P2">Number of paths of length 2 <text:s/>that are present in the complete bipartite graph, <text:s/>K<text:span text:style-name="T1">m,n</text:span></text:p>
      <text:list xml:id="list569976276" text:style-name="L4">
        <text:list-item>
          <text:p text:style-name="P13"><text:bookmark-start text:name="__DdeLink__341_1948209209"/>Let the disjoint sets of <text:s/>K<text:span text:style-name="T1">m,n</text:span> be A<text:span text:style-name="T1">m </text:span>and A<text:span text:style-name="T1">n</text:span><text:bookmark-end text:name="__DdeLink__341_1948209209"/></text:p>
        </text:list-item>
        <text:list-item>
          <text:p text:style-name="P13">Paths of length 2 in K<text:span text:style-name="T1">m,n</text:span> can either have 2 vertices in any one of the disjoint sets and the remaining one in the other.</text:p>
        </text:list-item>
        <text:list-item>
          <text:p text:style-name="P13">Since this is a path, the order of the middle vertex does matter. It must be inbetween the terminal vertices. The order of the terminal vertices does not matter.</text:p>
        </text:list-item>
        <text:list-item>
          <text:p text:style-name="P13">Thus the number of paths of length 2 = Number of ways 2 vertices can be picked from A<text:span text:style-name="T1">m</text:span> * Number of ways a middle vertex can be picked from A<text:span text:style-name="T1">n</text:span> + <text:s/>Number of ways 2 vertices can be picked from A<text:span text:style-name="T1">n</text:span> * Number of ways a middle vertex can be picked from A<text:span text:style-name="T1">m</text:span></text:p>
        </text:list-item>
        <text:list-item>
          <text:p text:style-name="P13">= <text:span text:style-name="T5">m</text:span>C<text:span text:style-name="T1">2</text:span> * n + <text:span text:style-name="T5">n</text:span>C<text:span text:style-name="T1">2</text:span> * m</text:p>
        </text:list-item>
      </text:list>
      <text:p text:style-name="P3"/>
      <text:p text:style-name="P2">Number of paths of length 3 that are present in the complete bipartite graph, K<text:span text:style-name="T1">m,n</text:span></text:p>
      <text:list xml:id="list1141698732" text:continue-numbering="true" text:style-name="L4">
        <text:list-item>
          <text:p text:style-name="P13">Let the disjoint sets of <text:s/>K<text:span text:style-name="T1">m,n</text:span> be A<text:span text:style-name="T1">m </text:span>and A<text:span text:style-name="T1">n</text:span></text:p>
        </text:list-item>
        <text:list-item>
          <text:p text:style-name="P13">Paths of length 3 in K<text:span text:style-name="T1">m, n</text:span> have 4 vertices, 2 each in each of the disjoint sets.</text:p>
        </text:list-item>
        <text:list-item>
          <text:p text:style-name="P13">The number of paths can be seen as an arrangement of these 4 vertices whose order does matter.</text:p>
        </text:list-item>
        <text:list-item>
          <text:p text:style-name="P13">Further the starting vertex of a path can be seen as being in A<text:span text:style-name="T1">m </text:span>or in A<text:span text:style-name="T1">n</text:span>. But this would result in overcounting as a path starting in A<text:span text:style-name="T1">m </text:span>and ending in A<text:span text:style-name="T1">n </text:span>can be seen as starting in A<text:span text:style-name="T1">n</text:span> and ending in A<text:span text:style-name="T1">m</text:span>. Thus it is sufficient if we consider the paths beginning from any one set.</text:p>
        </text:list-item>
        <text:list-item>
          <text:p text:style-name="P13">Number of paths of length 3 = m * n * (m – 1) * (n – 1)</text:p>
        </text:list-item>
      </text:list>
      <text:p text:style-name="P3"/>
      <text:p text:style-name="P2">Length of the longest path in a complete bipartite graph, K<text:span text:style-name="T1">m,n</text:span>, where m &lt; n</text:p>
      <text:list xml:id="list1733744752" text:style-name="L5">
        <text:list-item>
          <text:p text:style-name="P14">As m &lt; n the path must start and end from A<text:span text:style-name="T1">n</text:span> for it to be the longest.</text:p>
        </text:list-item>
        <text:list-item>
          <text:p text:style-name="P14">Length = 2m</text:p>
        </text:list-item>
      </text:list>
      <text:p text:style-name="P3"/>
      <text:p text:style-name="P2">Number of paths of the longest length in the complete bipartite graph, K<text:span text:style-name="T1">m,n</text:span> with m &lt; n</text:p>
      <text:list xml:id="list1098674172" text:style-name="L6">
        <text:list-item>
          <text:p text:style-name="P15"><text:soft-page-break/>Length is 2m and the path runs through 2m + 1 vertices, m of them in A<text:span text:style-name="T1">m</text:span> and m + 1 in A<text:span text:style-name="T1">n. </text:span>It starts and ends with vertices in A<text:span text:style-name="T1">n</text:span>.</text:p>
        </text:list-item>
        <text:list-item>
          <text:p text:style-name="P15">As the path length is even each path is counted twice if just the ordered arrangements of the vertices is considered. Once as beginning from <draw:frame draw:style-name="fr1" draw:name="Object1" text:anchor-type="as-char" svg:y="-0.1484in" svg:width="0.478in" svg:height="0.2091in" draw:z-index="0"><draw:object xlink:href="./Object 1" xlink:type="simple" xlink:show="embed" xlink:actuate="onLoad"/><draw:image xlink:href="./ObjectReplacements/Object 1" xlink:type="simple" xlink:show="embed" xlink:actuate="onLoad"/></draw:frame> and ending in <draw:frame draw:style-name="fr1" draw:name="Object2" text:anchor-type="as-char" svg:y="-0.1484in" svg:width="0.5126in" svg:height="0.2091in" draw:z-index="1"><draw:object xlink:href="./Object 2" xlink:type="simple" xlink:show="embed" xlink:actuate="onLoad"/><draw:image xlink:href="./ObjectReplacements/Object 2" xlink:type="simple" xlink:show="embed" xlink:actuate="onLoad"/></draw:frame> and vice versa.</text:p>
        </text:list-item>
        <text:list-item>
          <text:p text:style-name="P15">Number of paths = ½ { n * m * (n – 1) * (m – 1) * … * (n – (m - 1)) * (m – (m - 1)) * <text:s/>(n – m))}</text:p>
        </text:list-item>
      </text:list>
      <text:p text:style-name="P3"/>
      <text:p text:style-name="P6">Number of subgraphs of K<text:span text:style-name="T1">n</text:span><text:span text:style-name="T3">, n &gt; 4, that are isomorphic to the complete bipartite graph K</text:span><text:span text:style-name="T1">a, b</text:span><text:span text:style-name="T3">, with a &amp; b &lt; n</text:span></text:p>
      <text:p text:style-name="P5"><text:span text:style-name="T3">As K</text:span><text:span text:style-name="T1">n</text:span><text:span text:style-name="T3"> is a complete graph with n &gt; 4 and b &lt; n, all vertices are connected to atleast </text:span><text:span text:style-name="T4">b</text:span><text:span text:style-name="T3"> vertices. </text:span></text:p>
      <text:p text:style-name="P8">n<text:span text:style-name="T3">C</text:span><text:span text:style-name="T1">a</text:span><text:span text:style-name="T3"> </text:span>(n-a)<text:span text:style-name="T3">C</text:span><text:span text:style-name="T1">b</text:span></text:p>
      <text:p text:style-name="P9"/>
      <text:p text:style-name="P2">Maximum possible height of a BFS tree w.r.t. a complete bipartite graph, K<text:span text:style-name="T1">m,n</text:span></text:p>
      <text:p text:style-name="P1">When we start with any vertex v in one set, say S<text:span text:style-name="T1">1</text:span>, of K<text:span text:style-name="T1">m,n</text:span> we immediately reach the m or n vertices in the other set, say S<text:span text:style-name="T1">2</text:span>, making the height of the tree 1. In the next iteration we start with a vertex w in S<text:span text:style-name="T1">2</text:span> and reach the remaining m-1 or n-1 vertices in S<text:span text:style-name="T1">1</text:span>, thereby completing the BFS traversal and getting a tree of height 2</text:p>
      <text:p text:style-name="P1"/>
      <text:p text:style-name="P2">Number of non-isomorphic complete bipartite graphs G = (V, E) with <draw:frame draw:style-name="fr1" draw:name="Object3" text:anchor-type="as-char" svg:y="-0.1484in" svg:width="0.389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span text:style-name="T6">Non-isomorphic complete graphs = {K</text:span><text:span text:style-name="T2">1, n-1</text:span><text:span text:style-name="T6">, K</text:span><text:span text:style-name="T2">2, n-2</text:span><text:span text:style-name="T6">, K</text:span><text:span text:style-name="T2">3, n-3</text:span><text:span text:style-name="T6">, … K</text:span><text:span text:style-name="T2">n/2, n/2</text:span><text:span text:style-name="T6">}.</text:span></text:p>
      <text:p text:style-name="P2"><text:span text:style-name="T6">|Non-isomorphic complete graphs| = </text:span><text:span text:style-name="T6"><draw:frame draw:style-name="fr1" draw:name="Object4" text:anchor-type="as-char" svg:y="-0.1484in" svg:width="0.4366in" svg:height="0.1898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/>
      <text:p text:style-name="P3"/>
      <text:p text:style-name="P4">To do</text:p>
      <text:list xml:id="list1737530831" text:style-name="L7">
        <text:list-item>
          <text:p text:style-name="P16">Number of Hamiltonian cycles in a complete bipartite grap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16T08:35:26</meta:creation-date>
    <dc:date>2013-02-07T15:55:58</dc:date>
    <dc:creator>Kempa </dc:creator>
    <meta:editing-duration>PT4H25M45S</meta:editing-duration>
    <meta:editing-cycles>18</meta:editing-cycles>
    <meta:generator>LibreOffice/3.6$Linux_x86 LibreOffice_project/360m1$Build-2</meta:generator>
    <meta:document-statistic meta:table-count="0" meta:image-count="0" meta:object-count="4" meta:page-count="2" meta:paragraph-count="43" meta:word-count="876" meta:character-count="4166" meta:non-whitespace-character-count="3343"/>
  </office:meta>
</office:document-meta>
</file>

<file path=Object 1/content.xml><?xml version="1.0" encoding="utf-8"?>
<math xmlns="http://www.w3.org/1998/Math/MathML">
  <semantics>
    <mrow>
      <mrow>
        <mi>v</mi>
        <mo stretchy="false">∈</mo>
        <msub>
          <mi>A</mi>
          <mi>n</mi>
        </msub>
      </mrow>
    </mrow>
    <annotation encoding="StarMath 5.0">v in A_n</annotation>
  </semantics>
</math>
</file>

<file path=Object 2/content.xml><?xml version="1.0" encoding="utf-8"?>
<math xmlns="http://www.w3.org/1998/Math/MathML">
  <semantics>
    <mrow>
      <mrow>
        <mi>w</mi>
        <mo stretchy="false">∈</mo>
        <msub>
          <mi>A</mi>
          <mi>n</mi>
        </msub>
      </mrow>
    </mrow>
    <annotation encoding="StarMath 5.0">w in A_n</annotation>
  </semantics>
</math>
</file>

<file path=Object 3/content.xml><?xml version="1.0" encoding="utf-8"?>
<math xmlns="http://www.w3.org/1998/Math/MathML">
  <semantics>
    <mrow>
      <mrow>
        <mi>n</mi>
        <mo stretchy="false">≥</mo>
        <mn>2</mn>
      </mrow>
    </mrow>
    <annotation encoding="StarMath 5.0">n ge 2</annotation>
  </semantics>
</math>
</file>

<file path=Object 4/content.xml><?xml version="1.0" encoding="utf-8"?>
<math xmlns="http://www.w3.org/1998/Math/MathML">
  <semantics>
    <mrow>
      <mrow>
        <mo stretchy="false">⌊</mo>
        <mrow>
          <mrow>
            <mi>n</mi>
            <mo stretchy="false">/</mo>
            <mn>2</mn>
          </mrow>
        </mrow>
        <mo stretchy="false">⌋</mo>
      </mrow>
    </mrow>
    <annotation encoding="StarMath 5.0">lfloor n/2 rfloor</annotation>
  </semantics>
</math>
</file>